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800000"/>
    </style:style>
    <style:style style:name="ce5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size="32pt" style:font-size-asian="32pt" style:font-size-complex="32pt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color="#dc2300"/>
    </style:style>
    <style:style style:name="ce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dc23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2" table:number-columns-repeated="10" table:default-cell-style-name="ce1"/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table:style-name="ce1"/>
          <table:table-cell table:style-name="ce1" office:value-type="string">
            <text:p>sea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z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/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/>
          <table:table-cell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11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5" office:value-type="float" office:value="1">
            <text:p>1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Default"/>
          <table:table-cell table:style-name="ce3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Default"/>
          <table:table-cell table:style-name="ce4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5" office:value-type="float" office:value="0">
            <text:p>0</text:p>
          </table:table-cell>
          <table:table-cell/>
          <table:table-cell table:style-name="ce5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table:number-columns-repeated="3"/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Default"/>
          <table:table-cell/>
          <table:table-cell table:style-name="ce5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table:number-columns-repeated="3"/>
          <table:table-cell table:style-name="Default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table:number-columns-repeated="3"/>
          <table:table-cell table:style-name="Default"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5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table:style-name="Default"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5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table:style-name="Default" table:number-columns-repeated="3"/>
          <table:table-cell table:style-name="ce9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8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5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table:style-name="Default" table:number-columns-repeated="3"/>
          <table:table-cell table:style-name="ce9" office:value-type="float" office:value="1">
            <text:p>1</text:p>
          </table:table-cell>
          <table:table-cell table:style-name="Default"/>
          <table:table-cell table:style-name="ce3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8" office:value-type="float" office:value="3">
            <text:p>3</text:p>
          </table:table-cell>
          <table:table-cell table:style-name="Default"/>
          <table:table-cell table:style-name="ce4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5" office:value-type="float" office:value="1">
            <text:p>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table:style-name="Default" table:number-columns-repeated="6"/>
          <table:table-cell table:style-name="ce9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6"/>
          <table:table-cell table:style-name="ce8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5" office:value-type="float" office:value="0">
            <text:p>0</text:p>
          </table:table-cell>
          <table:table-cell table:style-name="Default" table:number-columns-repeated="2"/>
          <table:table-cell table:style-name="ce5"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table:number-columns-repeated="3"/>
          <table:table-cell table:style-name="Default" table:number-columns-repeated="6"/>
          <table:table-cell table:style-name="ce9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6"/>
          <table:table-cell table:style-name="ce8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5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table:style-name="Default" table:number-columns-repeated="6"/>
          <table:table-cell table:style-name="ce9"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6"/>
          <table:table-cell table:style-name="ce8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5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table:style-name="Default" table:number-columns-repeated="7"/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7"/>
          <table:table-cell table:number-columns-repeated="12"/>
        </table:table-row>
        <table:table-row table:style-name="ro1">
          <table:table-cell table:number-columns-repeated="11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5" office:value-type="float" office:value="0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9"/>
          <table:table-cell table:style-name="ce6" office:value-type="float" office:value="14" table:number-columns-spanned="3" table:number-rows-spanned="3">
            <text:p>14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 table:number-columns-repeated="9"/>
          <table:covered-table-cell table:number-columns-repeated="3"/>
          <table:table-cell table:number-columns-repeated="16"/>
        </table:table-row>
        <table:table-row table:style-name="ro1">
          <table:table-cell table:number-columns-repeated="9"/>
          <table:covered-table-cell table:number-columns-repeated="3"/>
          <table:table-cell table:number-columns-repeated="16"/>
        </table:table-row>
        <table:table-row table:style-name="ro1" table:number-rows-repeated="1048499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anese </meta:initial-creator>
    <meta:creation-date>2014-02-10T10:51:58</meta:creation-date>
    <dc:date>2014-02-10T12:17:03</dc:date>
    <dc:creator>japanese </dc:creator>
    <meta:editing-duration>PT22M44S</meta:editing-duration>
    <meta:editing-cycles>1</meta:editing-cycles>
    <meta:document-statistic meta:table-count="1" meta:cell-count="218" meta:object-count="0"/>
    <meta:generator>LibreOffice/4.0.4.2$Linux_x86 LibreOffice_project/400m0$Build-2</meta:generator>
  </office:meta>
</office:document-meta>
</file>